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24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yrus Adler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Amelia J. All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2, 1929</text:p>
      <text:p text:style-name="P5">Month<text:tab/><text:tab/><text:tab/><text:tab/><text:tab/><text:tab/>January</text:p>
      <text:p text:style-name="P5">Year<text:tab/><text:tab/><text:tab/><text:tab/><text:tab/><text:tab/>1929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Letter is a photocopy of an earlier typewritten letter.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January 22, 1929./</text:p>
      <text:p text:style-name="P2">Dear Miss Allen:/</text:p>
      <text:p text:style-name="P2"><text:tab/>I have your letter of/ January 21 and the enclosed letter of/ Doctor Morais. <text:s/>I thank you very much/ for sending it to me. <text:s/>I have had it/ copied and am returning the original/ to you in accordance with my promise./ <text:s/>I shall be very glad for the present to/ keep the report of the laying of the/ Cornerstone, though if you want that/ back, I shall also send it to you./ <text:s/>Very sincerely yours,/ CYRUS ADLER/ President/</text:p>
      <text:p text:style-name="P2">Miss Amelia J. Allen,/</text:p>
      <text:p text:style-name="P2">1936 Diamond Street,/</text:p>
      <text:p text:style-name="P2">Philadelphia, Pa./</text:p>
      <text:p text:style-name="P2">(Enclosure)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5:07:24.61</meta:creation-date>
    <dc:date>2011-11-23T15:10:31.30</dc:date>
    <dc:creator>Penn Libraries</dc:creator>
    <meta:editing-duration>PT00H03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65" meta:character-count="1836"/>
  </office:meta>
</office:document-meta>
</file>